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5" manifest:media-type="application/x-openoffice-wmf;windows_formatname=&quot;Image WMF&quot;"/>
  <manifest:file-entry manifest:full-path="ObjectReplacements/Object 6" manifest:media-type="application/x-openoffice-wmf;windows_formatname=&quot;Image WMF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visible-area-left="0cm" draw:visible-area-top="0cm" draw:visible-area-width="7.267cm" draw:visible-area-height="1.164cm" draw:ole-draw-aspect="1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8" style:family="graphic" style:parent-style-name="Object_20_with_20_no_20_fill_20_and_20_no_20_line">
      <style:graphic-properties draw:textarea-vertical-align="middle" draw:visible-area-left="0cm" draw:visible-area-top="0cm" draw:visible-area-width="7.831cm" draw:visible-area-height="1.622cm" draw:ole-draw-aspect="1"/>
    </style:style>
    <style:style style:name="gr9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0" style:family="graphic" style:parent-style-name="standard">
      <style:graphic-properties draw:stroke="solid" draw:stroke-dash="Ultrafine_20_Dashed" svg:stroke-width="0.106cm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textarea-vertical-align="middle" draw:visible-area-left="0cm" draw:visible-area-top="0cm" draw:visible-area-width="3.739cm" draw:visible-area-height="0.847cm" draw:ole-draw-aspect="1"/>
    </style:style>
    <style:style style:name="gr12" style:family="graphic" style:parent-style-name="Object_20_with_20_no_20_fill_20_and_20_no_20_line">
      <style:graphic-properties draw:textarea-vertical-align="middle" draw:visible-area-left="0cm" draw:visible-area-top="0cm" draw:visible-area-width="4.657cm" draw:visible-area-height="1.164cm"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visible-area-left="0cm" draw:visible-area-top="0cm" draw:visible-area-width="5.538cm" draw:visible-area-height="0.705cm" draw:ole-draw-aspect="1"/>
    </style:style>
    <style:style style:name="gr15" style:family="graphic" style:parent-style-name="Object_20_with_20_no_20_fill_20_and_20_no_20_line">
      <style:graphic-properties draw:textarea-vertical-align="middle" draw:visible-area-left="0cm" draw:visible-area-top="0cm" draw:visible-area-width="7.832cm" draw:visible-area-height="1.623cm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quation of motion for the string:</text:p>
                <text:p/>
                <text:p/>
                <text:p/>
                <text:p/>
              </text:list-item>
              <text:list-item>
                <text:p>Discretized equation:</text:p>
              </text:list-item>
            </text:list>
          </draw:text-box>
        </draw:frame>
        <draw:frame draw:style-name="gr2" draw:text-style-name="P2" xml:id="id1" draw:id="id1" draw:layer="layout" svg:width="18.6cm" svg:height="3cm" svg:x="4.6cm" svg:y="6.4cm">
          <text:p draw:class-id="0002CE03-0000-0000-c000-000000000046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2" xml:id="id4" draw:id="id4" draw:layer="layout" svg:width="13.4cm" svg:height="3cm" svg:x="10.6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2" xml:id="id2" draw:id="id2" draw:layer="layout" svg:width="0.999cm" svg:height="1.599cm" svg:x="6cm" svg:y="9.4cm" svg:viewBox="0 0 1000 1600" draw:points="0,1600 1000,0">
          <text:p/>
        </draw:polyline>
        <draw:frame draw:style-name="gr5" draw:text-style-name="P3" draw:layer="layout" svg:width="7cm" svg:height="3.2cm" svg:x="2.6cm" svg:y="11.2cm">
          <draw:text-box>
            <text:p xml:id="id3" text:id="id3"><text:span text:style-name="T1">Standard wave equation</text:span></text:p>
          </draw:text-box>
        </draw:frame>
        <draw:custom-shape draw:style-name="gr3" draw:text-style-name="P2" xml:id="id7" draw:id="id7" draw:layer="layout" svg:width="9.801cm" svg:height="3cm" svg:x="14.2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2" xml:id="id5" draw:id="id5" draw:layer="layout" svg:width="0.399cm" svg:height="2.399cm" svg:x="12.4cm" svg:y="9.2cm" svg:viewBox="0 0 400 2400" draw:points="400,2400 0,0">
          <text:p/>
        </draw:polyline>
        <draw:frame draw:style-name="gr6" draw:text-style-name="P3" draw:layer="layout" svg:width="7cm" svg:height="1.4cm" svg:x="9.4cm" svg:y="11.8cm">
          <draw:text-box>
            <text:p xml:id="id6" text:id="id6"><text:span text:style-name="T1">Linear damping</text:span></text:p>
          </draw:text-box>
        </draw:frame>
        <draw:custom-shape draw:style-name="gr3" draw:text-style-name="P2" xml:id="id10" draw:id="id10" draw:layer="layout" svg:width="4.801cm" svg:height="3cm" svg:x="19.2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2" xml:id="id8" draw:id="id8" draw:layer="layout" svg:width="0.199cm" svg:height="1.799cm" svg:x="17.6cm" svg:y="9.4cm" svg:viewBox="0 0 200 1800" draw:points="200,1800 0,0">
          <text:p/>
        </draw:polyline>
        <draw:frame draw:style-name="gr7" draw:text-style-name="P3" xml:id="id9" draw:id="id9" draw:layer="layout" svg:width="7cm" svg:height="2.139cm" svg:x="16.6cm" svg:y="11.261cm">
          <draw:text-box>
            <text:p><text:span text:style-name="T1">Non-linear damping</text:span></text:p>
          </draw:text-box>
        </draw:frame>
        <draw:polyline draw:style-name="gr4" draw:text-style-name="P2" xml:id="id11" draw:id="id11" draw:layer="layout" svg:width="1.399cm" svg:height="0.799cm" svg:x="22.2cm" svg:y="9.8cm" svg:viewBox="0 0 1400 800" draw:points="1400,800 0,0">
          <text:p/>
        </draw:polyline>
        <draw:frame draw:style-name="gr7" draw:text-style-name="P3" xml:id="id12" draw:id="id12" draw:layer="layout" svg:width="7cm" svg:height="1.562cm" svg:x="21.2cm" svg:y="10.8cm">
          <draw:text-box>
            <text:p><text:span text:style-name="T1">String stiffness</text:span></text:p>
          </draw:text-box>
        </draw:frame>
        <draw:frame draw:style-name="gr8" draw:text-style-name="P2" draw:layer="layout" svg:width="19.6cm" svg:height="4.599cm" svg:x="5cm" svg:y="15.401cm">
          <text:p draw:class-id="0002CE03-0000-0000-c000-000000000046"/>
          <draw:object-ole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4.6cm" svg:height="3.6cm" svg:x="16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0.2cm" svg:height="3.363cm" svg:x="5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mmer force:</text:p>
                <text:p/>
                <text:p/>
              </text:list-item>
              <text:list-item>
                <text:p>Plan: Find motion of the hammer</text:p>
              </text:list-item>
            </text:list>
          </draw:text-box>
        </draw:frame>
        <draw:frame draw:style-name="gr11" draw:text-style-name="P2" draw:layer="layout" svg:width="12cm" svg:height="2.846cm" svg:x="7.4cm" svg:y="6.4cm">
          <text:p draw:class-id="0002CE03-0000-0000-c000-000000000046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" draw:layer="layout" svg:width="14.056cm" svg:height="3.563cm" svg:x="6cm" svg:y="12cm">
          <text:p draw:class-id="0002CE03-0000-0000-c000-000000000046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2" draw:layer="layout" svg:x1="5.4cm" svg:y1="17.6cm" svg:x2="7.4cm" svg:y2="15.2cm">
          <text:p/>
        </draw:line>
        <draw:frame draw:style-name="gr13" draw:text-style-name="P3" draw:layer="layout" svg:width="8cm" svg:height="2.139cm" svg:x="2.8cm" svg:y="17.4cm">
          <draw:text-box>
            <text:p><text:span text:style-name="T1">Standard equation of motion</text:span></text:p>
          </draw:text-box>
        </draw:frame>
        <draw:line draw:style-name="gr4" draw:text-style-name="P2" draw:layer="layout" svg:x1="21cm" svg:y1="16.6cm" svg:x2="20.4cm" svg:y2="15.4cm">
          <text:p/>
        </draw:line>
        <draw:frame draw:style-name="gr13" draw:text-style-name="P3" draw:layer="layout" svg:width="8cm" svg:height="1.195cm" svg:x="17.8cm" svg:y="16.605cm">
          <draw:text-box>
            <text:p><text:span text:style-name="T1">Air friction te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3.2cm" svg:height="3.093cm" svg:x="14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cretised equation:</text:p>
                <text:p/>
                <text:p/>
              </text:list-item>
              <text:list-item>
                <text:p>Add hammer interaction to string equation:</text:p>
              </text:list-item>
            </text:list>
          </draw:text-box>
        </draw:frame>
        <draw:line draw:style-name="gr4" draw:text-style-name="P2" draw:layer="layout" svg:x1="18.8cm" svg:y1="16.8cm" svg:x2="17.4cm" svg:y2="16.4cm">
          <text:p/>
        </draw:line>
        <draw:frame draw:style-name="gr13" draw:text-style-name="P3" draw:layer="layout" svg:width="8cm" svg:height="1.195cm" svg:x="17.8cm" svg:y="16.805cm">
          <draw:text-box>
            <text:p><text:span text:style-name="T1">Hammer force</text:span></text:p>
          </draw:text-box>
        </draw:frame>
        <draw:frame draw:style-name="gr14" draw:text-style-name="P2" draw:layer="layout" svg:width="15.8cm" svg:height="2.505cm" svg:x="6.2cm" svg:y="6.6cm">
          <text:p draw:class-id="0002CE03-0000-0000-c000-000000000046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2" draw:layer="layout" svg:width="19.8cm" svg:height="4.622cm" svg:x="3.2cm" svg:y="11.978cm">
          <text:p draw:class-id="0002CE03-0000-0000-c000-000000000046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y, many different parameters</text:p>
                <text:p/>
              </text:list-item>
              <text:list-item>
                <text:p>String parameters</text:p>
                <text:p/>
              </text:list-item>
              <text:list-item>
                <text:p>Hammer parameters</text:p>
                <text:p/>
              </text:list-item>
              <text:list-item>
                <text:p>Numerical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und check (one note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ve pian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ying a song (sheet app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 Hoogerbrugge</meta:initial-creator>
    <meta:creation-date>2015-05-14T17:10:00.669000000</meta:creation-date>
    <meta:editing-duration>PT21M3S</meta:editing-duration>
    <meta:editing-cycles>6</meta:editing-cycles>
    <dc:date>2015-05-15T09:57:02.251000000</dc:date>
    <dc:creator>Leo Hoogerbrugge</dc:creator>
    <meta:generator>LibreOffice/4.2.4.2$Windows_x86 LibreOffice_project/63150712c6d317d27ce2db16eb94c2f3d7b699f8</meta:generator>
    <meta:document-statistic meta:object-count="95"/>
  </office:meta>
</office:document-meta>
</file>